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dfb22"/>
    </style:style>
    <style:style style:name="T1" style:family="text">
      <style:text-properties fo:font-style="normal" fo:font-weight="normal"/>
    </style:style>
    <style:style style:name="T2" style:family="text">
      <style:text-properties officeooo:rsid="001d4663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d4663"/>
    </style:style>
    <style:style style:name="T5" style:family="text">
      <style:text-properties fo:font-variant="normal" fo:text-transform="none" fo:color="#000000" fo:letter-spacing="normal" fo:font-style="normal" fo:font-weight="normal" officeooo:rsid="001dfb22"/>
    </style:style>
    <style:style style:name="T6" style:family="text">
      <style:text-properties fo:font-variant="normal" fo:text-transform="none" fo:color="#000000" style:font-name="Liberation Mono" fo:font-size="10pt" fo:letter-spacing="normal" fo:font-style="normal" fo:font-weight="normal" officeooo:rsid="001d4663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1dfb22" style:font-name-asian="Noto Sans Mono CJK SC" style:font-size-asian="10pt" style:font-name-complex="Liberation Mono" style:font-size-complex="10pt"/>
    </style:style>
    <style:style style:name="T8" style:family="text">
      <style:text-properties officeooo:rsid="001df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">Trybe</text:span></text:p>
      <text:p text:style-name="P2"/>
      <text:p text:style-name="P1">Este repositório cont<text:span text:style-name="T2">e</text:span>m todas as atividades de aprendizagem desenvolvidas por <text:span text:style-name="T2">Everaldo José Silva</text:span>(LinkDoSeuLinkedinAqui)_ enquanto estudava na Trybe(https://www.betrybe.com/) </text:p>
      <text:p text:style-name="P2"/>
      <text:p text:style-name="P1">_"A Trybe <text:span text:style-name="T2">é</text:span> uma escola do futuro para qualquer pessoa que queira melhorar de vida e construir uma carreira de sucesso em tecnologia, onde a<text:span text:style-name="T2">s</text:span> pessoa<text:span text:style-name="T2">s</text:span> <text:span text:style-name="T2">são</text:span> paga quando conseguir um bom trabalho."_</text:p>
      <text:p text:style-name="P2"/>
      <text:p text:style-name="P1">O programa conta com mais de 1.500 horas de aulas presenciais e online, aborda introdu<text:span text:style-name="T2">ção</text:span> ao desenvolvimento de software, front-end, back-end, ciência da comput<text:span text:style-name="T2">ação</text:span>, engenharia de software, metodologias <text:span text:style-name="T2">ágeis</text:span> e habilidades comportamentais.</text:p>
      <text:p text:style-name="P2"/>
      <text:p text:style-name="P1">## Fundamentos do Desenvolvimento Web :white_check_mark:</text:p>
      <text:p text:style-name="P2"/>
      <text:p text:style-name="P1">##### Bloco 1: Introdução - Unix &amp; Shell</text:p>
      <text:p text:style-name="P2"/>
      <text:p text:style-name="P1">- [ ] 1-3: _Unix &amp; Shell- Part 1_</text:p>
      <text:p text:style-name="P1">- [ ] 1-4: _Unix &amp; Shell- Part 2_</text:p>
      <text:p text:style-name="P2"/>
      <text:p text:style-name="P1">##### Bloco 2: Git &amp; GitHub</text:p>
      <text:p text:style-name="P2"/>
      <text:p text:style-name="P1">- [ ] 2-1: _O que <text:span text:style-name="T2">é </text:span>e para que serve?_</text:p>
      <text:p text:style-name="P1">- [ ] 2-2: _Entendendo os comandos_</text:p>
      <text:p text:style-name="P1">- [ ] 2-3: _Internet - Entendendo como ela funciona_</text:p>
      <text:p text:style-name="P2"/>
      <text:p text:style-name="P1">##### Bloco 3: Introdução - HTML &amp; CSS</text:p>
      <text:p text:style-name="P2"/>
      <text:p text:style-name="P2"><text:span text:style-name="T3">- [ ] 3-1: _HTML &amp; CSS - Estruturas de p</text:span><text:span text:style-name="T6">a</text:span><text:span text:style-name="T3">gina_</text:span></text:p>
      <text:p text:style-name="P1">- [ ] 3-2: _HTML &amp; CSS - Primeiros passos em CSS_</text:p>
      <text:p text:style-name="P1">- [ ] 3-3: _HTML &amp; CSS - Seletores e posicionamento_</text:p>
      <text:p text:style-name="P1">- [ ] 3-4: _HTML Semântico_</text:p>
      <text:p text:style-name="P1">- [ ] 3-5: _[Projeto - HTML &amp; CSS]()_</text:p>
      <text:p text:style-name="P2"/>
      <text:p text:style-name="P1">##### Bloco 4: Introdu<text:span text:style-name="T2">ção </text:span>- JavaScript</text:p>
      <text:p text:style-name="P2"/>
      <text:p text:style-name="P1">- [ ] 4-1: _JavaScript - Primeiros passos_</text:p>
      <text:p text:style-name="P1">- [ ] 4-2: _JavaScript - Array e loop For_</text:p>
      <text:p text:style-name="P2"><text:span text:style-name="T3">- [ ] 4-3: _JavaScript - L</text:span><text:span text:style-name="T6">ógica</text:span><text:span text:style-name="T3"> de Programa</text:span><text:span text:style-name="T4">ção</text:span><text:span text:style-name="T3"> e Algoritmos_</text:span></text:p>
      <text:p text:style-name="P2"><text:span text:style-name="T3">- [ ] 4-4: _JavaScript - Objetos e fun</text:span><text:span text:style-name="T6">ções_</text:span></text:p>
      <text:p text:style-name="P1">- [ ] 4-5: _[Projeto - Playground Functions]()_</text:p>
      <text:p text:style-name="P2"/>
      <text:p text:style-name="P1">##### Bloco 5: Introdu<text:span text:style-name="T2">ção</text:span> - JavaScript - Projetos</text:p>
      <text:p text:style-name="P2"/>
      <text:p text:style-name="P1">- [ ] 5-1: _JavaScript - DOM e seletores_</text:p>
      <text:p text:style-name="P1">- [ ] 5-2: _JavaScript - Trabalhando com elementos_</text:p>
      <text:p text:style-name="P1">- [ ] 5-3: _JavaScript - Eventos_</text:p>
      <text:p text:style-name="P1">- [ ] 5-4: _JavaScript - Web Storage_</text:p>
      <text:p text:style-name="P1">- [ ] 5-5: _[Projeto - Meme Generator]()_</text:p>
      <text:p text:style-name="P1">- [ ] 5-6: _[Projeto - Arte com Pixels]()_</text:p>
      <text:p text:style-name="P1">- [ ] 5-7: _[Projeto - Lista de tarefas]()_</text:p>
      <text:p text:style-name="P1">- [ ] 5-7: _[Projeto - Adivinhe a Cor]()_</text:p>
      <text:p text:style-name="P1">- [ ] 5-7: _[Projeto - Carta Misteriosa]()_</text:p>
      <text:p text:style-name="P2"/>
      <text:p text:style-name="P1">##### Bloco 6: HTML &amp; CSS avan<text:span text:style-name="T2">çad</text:span>o</text:p>
      <text:p text:style-name="P2"/>
      <text:p text:style-name="P1">- [ ] 6-1: _HTML &amp; CSS - Forms_</text:p>
      <text:p text:style-name="P1">- [ ] 6-2: _Bibliotecas JavaScript e Frameworks CSS_</text:p>
      <text:p text:style-name="P1">- [ ] 6-3: _CSS Flexbox - Part 1_</text:p>
      <text:p text:style-name="P1">- [ ] 6-4: _CSS Flexbox - Part 2_</text:p>
      <text:p text:style-name="P1">- [ ] 6-5: _CSS Responsivo - Mobile First_</text:p>
      <text:p text:style-name="P1">- [ ] 6-6: _[Projeto - PÃ¡gina inicial do Facebook]()_</text:p>
      <text:p text:style-name="P2"><text:soft-page-break/></text:p>
      <text:p text:style-name="P1">##### Bloco 7: JavaScript ES6 &amp; Testes Unit<text:span text:style-name="T2">á</text:span>rios</text:p>
      <text:p text:style-name="P2"/>
      <text:p text:style-name="P1">- [ ] 7-1: _JavaScript ES6 - let, const, arrow functions e template literals_</text:p>
      <text:p text:style-name="P1">- [ ] 7-2: _JavaScript ES6 - Objects_</text:p>
      <text:p text:style-name="P2"><text:span text:style-name="T3">- [ ] 7-3: _Testes unit</text:span><text:span text:style-name="T6">ár</text:span><text:span text:style-name="T3">ios em JavaScript_</text:span></text:p>
      <text:p text:style-name="P1">- [ ] 7-4: _[Projeto - JavaScript Testes Unit<text:span text:style-name="T2">á</text:span>rios]()_</text:p>
      <text:p text:style-name="P2"/>
      <text:p text:style-name="P1">##### Bloco 8: JavaScript ES6</text:p>
      <text:p text:style-name="P2"/>
      <text:p text:style-name="P1">- [ ] 8-1: _JavaScript ES6 - Higher Order Functions - forEach, find, some, every, sort_</text:p>
      <text:p text:style-name="P1">- [ ] 8-2: _JavaScript ES6 - Higher Order Functions - map e filter_</text:p>
      <text:p text:style-name="P1">- [ ] 8-3: _JavaScript ES6 - Higher Order Functions - reduce_</text:p>
      <text:p text:style-name="P1">- [ ] 8-4: _JavaScript ES6 - spread operator, rest parameter, destructuring e mais_</text:p>
      <text:p text:style-name="P1">- [ ] 8-5: _[Projeto - Zoo functions]()_</text:p>
      <text:p text:style-name="P2"/>
      <text:p text:style-name="P1">##### Bloco 9: Ass<text:span text:style-name="T2">í</text:span>ncronicidade &amp; Callbacks</text:p>
      <text:p text:style-name="P2"/>
      <text:p text:style-name="P1">- [ ] 9-1: _JavaScript Assíncrono e Callbacks_</text:p>
      <text:p text:style-name="P1">- [ ] 9-2: _JavaScript Promises_</text:p>
      <text:p text:style-name="P1">- [ ] 9-3: _[Projeto - Carrinho de Compras]()_</text:p>
      <text:p text:style-name="P2"/>
      <text:p text:style-name="P1">##### Bloco 10: Jest</text:p>
      <text:p text:style-name="P2"/>
      <text:p text:style-name="P1">- [ ] 10-1: _Primeiros passos no Jest_</text:p>
      <text:p text:style-name="P1">- [ ] 10-2: _Jest - Testes Ass<text:span text:style-name="T8">ín</text:span>cronos_</text:p>
      <text:p text:style-name="P1">- [ ] 10-3: _Jest - Simulando comportamentos_</text:p>
      <text:p text:style-name="P1">- [ ] 10-4: _[Projeto - Jest Ass<text:span text:style-name="T8">í</text:span>ncrono e Mocking]()_</text:p>
      <text:p text:style-name="P2"/>
      <text:p text:style-name="P1">## Desenvolvimento Front-end :hourglass_flowing_sand:</text:p>
      <text:p text:style-name="P2"/>
      <text:p text:style-name="P2"><text:span text:style-name="T3">##### Bloco 11: Introdu</text:span><text:span text:style-name="T7">çã</text:span><text:span text:style-name="T3">o - React</text:span></text:p>
      <text:p text:style-name="P2"/>
      <text:p text:style-name="P1">- [ ] 11-1: _'Hello, world!' no React!_</text:p>
      <text:p text:style-name="P1">- [ ] 11-2: _Componentes React_</text:p>
      <text:p text:style-name="P1">- [ ] 11-3: _[Projeto - Movie Cards Library]()_</text:p>
      <text:p text:style-name="P2"/>
      <text:p text:style-name="P1">##### Bloco 12: React</text:p>
      <text:p text:style-name="P2"/>
      <text:p text:style-name="P1">- [ ] 12-1: _Components com estado_</text:p>
      <text:p text:style-name="P1">- [ ] 12-2: _Eventos e formulários no React_</text:p>
      <text:p text:style-name="P1">- [ ] 12-3: _[Projeto - Movie Cards Library Stateful]()_</text:p>
      <text:p text:style-name="P2"/>
      <text:p text:style-name="P1">##### Bloco 13: React</text:p>
      <text:p text:style-name="P2"/>
      <text:p text:style-name="P1">- [ ] 13-1: _Melhorando o reuso de componentes: props.children e PropTypes_</text:p>
      <text:p text:style-name="P1">- [ ] 13-2: _Ciclo de vida de componentes em React_</text:p>
      <text:p text:style-name="P1">- [ ] 13-3: _React Router_</text:p>
      <text:p text:style-name="P1">- [ ] 13-4: _[Projeto - Movie Cards Library CRUD]()_</text:p>
      <text:p text:style-name="P2"/>
      <text:p text:style-name="P2"><text:span text:style-name="T3">##### Bloco 14: Metodologias </text:span><text:span text:style-name="T7">Ágeis</text:span></text:p>
      <text:p text:style-name="P2"/>
      <text:p text:style-name="P1">- [ ] 14-1: _Metodologias <text:span text:style-name="T8">Ágeis</text:span></text:p>
      <text:p text:style-name="P1">- [ ] 14-2: _[Projeto - Frontend Online Store]()_</text:p>
      <text:p text:style-name="P2"/>
      <text:p text:style-name="P1">##### Bloco 15: Testes em React</text:p>
      <text:p text:style-name="P2"/>
      <text:p text:style-name="P1">- [ ] 15-1: _Testando React com a React Testing Library_</text:p>
      <text:p text:style-name="P1">- [ ] 15-2: _Testando React com a React Testing Library - Parte 2_</text:p>
      <text:p text:style-name="P1">- [ ] 15-3: _[Projeto - Testes em React]()_</text:p>
      <text:p text:style-name="P2"/>
      <text:p text:style-name="P1">##### Bloco 16: Introdução ao Redux</text:p>
      <text:p text:style-name="P2"><text:soft-page-break/></text:p>
      <text:p text:style-name="P2"><text:span text:style-name="T3">- [ ] 16-1: _Introdu</text:span><text:span text:style-name="T7">ção</text:span><text:span text:style-name="T3"> ao Redux_</text:span></text:p>
      <text:p text:style-name="P1">- [ ] 16-2: _React com Redux - Parte 1_</text:p>
      <text:p text:style-name="P1">- [ ] 16-3: _React com Redux - PrÃ¡tica_</text:p>
      <text:p text:style-name="P1">- [ ] 16-4: _React com Redux - Parte 2_</text:p>
      <text:p text:style-name="P1">- [ ] 16-5: _Testes s<text:span text:style-name="T8">í</text:span>ncronos com React-Redux_</text:p>
      <text:p text:style-name="P1">- [ ] 16-6: _[Projeto - Tabela com filtros de dados]()_</text:p>
      <text:p text:style-name="P2"/>
      <text:p text:style-name="P1">##### Bloco 17: Projeto React</text:p>
      <text:p text:style-name="P2"/>
      <text:p text:style-name="P1">- [ ] 17-1: _[Projeto - Jogo de Trívia]()_</text:p>
      <text:p text:style-name="P2"/>
      <text:p text:style-name="P1">##### Bloco 18: React &amp; Context API</text:p>
      <text:p text:style-name="P2"/>
      <text:p text:style-name="P1">- [ ] 18-1: _Context API do React_</text:p>
      <text:p text:style-name="P1">- [ ] 18-2: _React Hooks - useState e useContext_</text:p>
      <text:p text:style-name="P1">- [ ] 18-3: _React Hooks - useEffect e Hooks customizados_</text:p>
      <text:p text:style-name="P1">- [ ] 18-4: _[Projeto - StarWars Datatable com Context API e Hooks]()_</text:p>
      <text:p text:style-name="P2"/>
      <text:p text:style-name="P1">##### Bloco 19: Projeto Final de Front-end</text:p>
      <text:p text:style-name="P2"/>
      <text:p text:style-name="P1">- [ ] 19-1: _[Projeto - App de Receitas]()_</text:p>
      <text:p text:style-name="P2"/>
      <text:p text:style-name="P1">## Desenvolvimento Back-end :hourglass_flowing_sand:</text:p>
      <text:p text:style-name="P2"/>
      <text:p text:style-name="P1">##### Bloco 20: Introdu<text:span text:style-name="T8">ção</text:span> - Bancos de dados relacionais</text:p>
      <text:p text:style-name="P2"/>
      <text:p text:style-name="P1">- [ ] 20-1: _Banco de dados SQL_</text:p>
      <text:p text:style-name="P1">- [ ] 20-2: _Encontrando dados em um banco de dados_</text:p>
      <text:p text:style-name="P1">- [ ] 20-3: _Filtrando dados de forma espec<text:span text:style-name="T8">í</text:span>­<text:span text:style-name="T8">f</text:span>ica_</text:p>
      <text:p text:style-name="P1">- [ ] 20-4: _Manipulando tabelas_</text:p>
      <text:p text:style-name="P1">- [ ] 20-5: _[Projeto - All For One]()_</text:p>
      <text:p text:style-name="P2"/>
      <text:p text:style-name="P1">##### Bloco 21: Bancos de dados relacionais</text:p>
      <text:p text:style-name="P2"/>
      <text:p text:style-name="P1">- [ ] 21-1: _Fun<text:span text:style-name="T8">çõe</text:span>s mais usadas no SQL_</text:p>
      <text:p text:style-name="P1">- [ ] 21-2: _Descomplicando JOINs e UNIONs_</text:p>
      <text:p text:style-name="P1">- [ ] 21-3: _Stored Routines &amp; Subqueries_</text:p>
      <text:p text:style-name="P1">- [ ] 21-4: _[Projeto - Vocabulary Booster]()_</text:p>
      <text:p text:style-name="P2"/>
      <text:p text:style-name="P1">##### Bloco 22: Bancos de dados relacionais</text:p>
      <text:p text:style-name="P2"/>
      <text:p text:style-name="P1">- [ ] 22-1: _Transformando ideias em um modelo de banco de dados_</text:p>
      <text:p text:style-name="P2"><text:span text:style-name="T3">- [ ] 22-2: _Normaliza</text:span><text:span text:style-name="T7">çã</text:span><text:span text:style-name="T3">o, Formas Normais e Dumps_</text:span></text:p>
      <text:p text:style-name="P1">- [ ] 22-2: _Transformando ideias em um modelo de banco de dados - Parte 2_</text:p>
      <text:p text:style-name="P1">- [ ] 22-3: _[Projeto - One For All]()_</text:p>
      <text:p text:style-name="P2"/>
      <text:p text:style-name="P1">##### Bloco 23: Introdu<text:span text:style-name="T8">çã</text:span>o - NoSQL</text:p>
      <text:p text:style-name="P2"/>
      <text:p text:style-name="P2"><text:span text:style-name="T3">- [ ] 23-1: _MongoDB - Introdu</text:span><text:span text:style-name="T7">çã</text:span><text:span text:style-name="T3">o_</text:span></text:p>
      <text:p text:style-name="P1">- [ ] 23-2: _Filter Operators_</text:p>
      <text:p text:style-name="P1">- [ ] 23-3: _[Projeto - Data Flights]()_</text:p>
      <text:p text:style-name="P2"/>
      <text:p text:style-name="P1">##### Bloco 24: Updates</text:p>
      <text:p text:style-name="P2"/>
      <text:p text:style-name="P1">- [ ] 24-1: _Updates Simples_</text:p>
      <text:p text:style-name="P1">- [ ] 24-2: _Updates Complexos - Arrays - Parte 1_</text:p>
      <text:p text:style-name="P1">- [ ] 24-3: _Updates Complexos - Arrays - Parte 2_</text:p>
      <text:p text:style-name="P1">- [ ] 24-4: _[Projeto - Commerce]()_</text:p>
      <text:p text:style-name="P2"/>
      <text:p text:style-name="P1">##### Bloco 25: Aggregation Framework</text:p>
      <text:p text:style-name="P2"/>
      <text:p text:style-name="P1">- [ ] 25-1: _Aggregation Framework - Part 1_</text:p>
      <text:p text:style-name="P1">- [ ] 25-2: _Aggregation Framework - Part 2_</text:p>
      <text:p text:style-name="P1"><text:soft-page-break/>- [ ] 25-3: _[Projeto - Aggregations]()_</text:p>
      <text:p text:style-name="P2"/>
      <text:p text:style-name="P1">##### Bloco 26: Intro - NodeJS</text:p>
      <text:p text:style-name="P2"/>
      <text:p text:style-name="P1">- [ ] 26-1: _NodeJS - Introdu<text:span text:style-name="T8">çã</text:span>o_</text:p>
      <text:p text:style-name="P1">- [ ] 26-2: _NodeJS - Fluxo Ass<text:span text:style-name="T8">í</text:span>ncrono_</text:p>
      <text:p text:style-name="P1">- [ ] 26-3: _NodeJS - Arquitetura_</text:p>
      <text:p text:style-name="P1">- [ ] 26-4: _[Projeto - A CLI of Ice and Fire]()_</text:p>
      <text:p text:style-name="P2"/>
      <text:p text:style-name="P1">##### Bloco 27: NodeJS</text:p>
      <text:p text:style-name="P2"/>
      <text:p text:style-name="P1">- [ ] 27-1: _Express: HTTP com Node.js_</text:p>
      <text:p text:style-name="P1">- [ ] 27-2: _Arquitetura de Software - Introdu<text:span text:style-name="T8">çã</text:span>o ao MVC_</text:p>
      <text:p text:style-name="P1">- [ ] 27-3: _[Projeto - Cookmaster]()_</text:p>
      <text:p text:style-name="P2"/>
      <text:p text:style-name="P1">##### Bloco 28: NodeJS</text:p>
      <text:p text:style-name="P2"/>
      <text:p text:style-name="P1">- [ ] 28-1: _Arquitetura de Software - Camada de Servi<text:span text:style-name="T8">ç</text:span>o_</text:p>
      <text:p text:style-name="P1">- [ ] 28-2: _Arquitetura web - Rest e Restful_</text:p>
      <text:p text:style-name="P1">- [ ] 28-3: _[Projeto - Store Manager]()_</text:p>
      <text:p text:style-name="P2"/>
      <text:p text:style-name="P1">##### Bloco 29: NodeJS</text:p>
      <text:p text:style-name="P2"/>
      <text:p text:style-name="P1">- [ ] 29-1: _NodeJS - JWT - (JSON Web Token)_</text:p>
      <text:p text:style-name="P1">- [ ] 29-2: _NodeJS - Upload de arquivos com Multer_</text:p>
      <text:p text:style-name="P1">- [ ] 29-3: _[Projeto - Cookmaster V2]()_</text:p>
      <text:p text:style-name="P2"/>
      <text:p text:style-name="P1">##### Bloco 30: Introdu<text:span text:style-name="T8">ção</text:span> - Deploy</text:p>
      <text:p text:style-name="P2"/>
      <text:p text:style-name="P1">- [ ] 30-1: _Infraestrutura - Deploy com Heroku_</text:p>
      <text:p text:style-name="P1">- [ ] 30-2: _Deploy - Gerenciadores de Processos_</text:p>
      <text:p text:style-name="P1">- [ ] 30-3: _[Projeto - Stranger Things]()_</text:p>
      <text:p text:style-name="P2"/>
      <text:p text:style-name="P1">##### Bloco 31: Projeto</text:p>
      <text:p text:style-name="P2"/>
      <text:p text:style-name="P1">- [ ] 31-1: _[Projeto - Trybeer]()_</text:p>
      <text:p text:style-name="P2"/>
      <text:p text:style-name="P1">##### Bloco 32: Arquitetura de Software</text:p>
      <text:p text:style-name="P2"/>
      <text:p text:style-name="P1">- [ ] 32-1: _Arquitetura - Princ<text:span text:style-name="T8">í</text:span>pios SOLID_</text:p>
      <text:p text:style-name="P2"><text:span text:style-name="T3">- [ ] 32-2: _ORM - Interface da aplica</text:span><text:span text:style-name="T7">çã</text:span><text:span text:style-name="T3">o com o banco de dados_</text:span></text:p>
      <text:p text:style-name="P1">- [ ] 32-3: _Arquitetura de Software - DDD_</text:p>
      <text:p text:style-name="P2"><text:span text:style-name="T3">- [ ] 32-4: _Boas pr</text:span><text:span text:style-name="T7">á</text:span><text:span text:style-name="T3">ticas na escrita de testes_</text:span></text:p>
      <text:p text:style-name="P1">- [ ] 32-3: _[Projeto - API de Blogs]()_</text:p>
      <text:p text:style-name="P2"/>
      <text:p text:style-name="P1">##### Bloco 33: Sockets</text:p>
      <text:p text:style-name="P2"/>
      <text:p text:style-name="P1">- [ ] 30-1: _Sockets - TCP/UDP &amp; NET_</text:p>
      <text:p text:style-name="P1">- [ ] 30-2: _Sockets - Socket.io_</text:p>
      <text:p text:style-name="P1">- [ ] 30-3: _[Projeto - Webchat]()_</text:p>
      <text:p text:style-name="P2"/>
      <text:p text:style-name="P1">##### Bloco 34: Projeto</text:p>
      <text:p text:style-name="P2"/>
      <text:p text:style-name="P1">- [ ] 34-1: _[Projeto - Trybeer V2]()_</text:p>
      <text:p text:style-name="P2"/>
      <text:p text:style-name="P1">## Ciência da Computa<text:span text:style-name="T8">çã</text:span>o :hourglass_flowing_sand:</text:p>
      <text:p text:style-name="P2"/>
      <text:p text:style-name="P1">##### Bloco 35: Introdu<text:span text:style-name="T8">çã</text:span>o - Ci<text:span text:style-name="T8">ê</text:span>ncia da Computa<text:span text:style-name="T8">çã</text:span>o</text:p>
      <text:p text:style-name="P2"/>
      <text:p text:style-name="P1">- [ ] 35-1: _Arquitetura de Computadores_</text:p>
      <text:p text:style-name="P1">- [ ] 35-2: _Arquitetura de redes_</text:p>
      <text:p text:style-name="P1">- [ ] 35-3: _Redes de computadores, ferramentas e seguran<text:span text:style-name="T8">ça</text:span>_</text:p>
      <text:p text:style-name="P1">- [ ] 35-4: _[Projeto - Explorando os protocolos]()_</text:p>
      <text:p text:style-name="P2"/>
      <text:p text:style-name="P1"><text:soft-page-break/>##### Bloco 36: Python</text:p>
      <text:p text:style-name="P2"/>
      <text:p text:style-name="P1">- [ ] 35-1: _Aprendendo Python_</text:p>
      <text:p text:style-name="P1">- [ ] 35-2: _Testes e Exce<text:span text:style-name="T8">çõ</text:span>es_</text:p>
      <text:p text:style-name="P1">- [ ] 35-3: _Entrada e Sa<text:span text:style-name="T8">íd</text:span>a de dados_</text:p>
      <text:p text:style-name="P6">- [ ] 36-4: _Entrada e Sa<text:span text:style-name="T8">íd</text:span>a de dados_</text:p>
      <text:p text:style-name="P1">- [ ] 35-5: _[Projeto - Tech news]()_</text:p>
      <text:p text:style-name="P2"/>
      <text:p text:style-name="P4"># [...]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1:14:19.456595412</meta:creation-date>
    <dc:date>2021-09-26T17:26:07.957684600</dc:date>
    <meta:editing-duration>PT12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76" meta:word-count="1505" meta:character-count="7867" meta:non-whitespace-character-count="6536"/>
  </office:meta>
</office:document-meta>
</file>